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mDefinitionProviderImpl.getQNodeDefinition( EffectiveNodeType ent , Name name , Name node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temDefinitionProviderImpl.getEffectiveNodeType( Name n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temDefinitionProviderImpl.getQPropertyDefinition( Name [ ] parentNodeTypeNames , Name propertyName , int propertType , boolean isMultiValued , PropertyId property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temDefinitionProviderImpl.getMatchingPropDef( QPropertyDefinition [ ] defs , int typ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ItemDefinitionProviderImpl.getQPropertyDefinition( Name [ ] parentNodeTypeNames , Name name , int type , boolean multiValu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temDefinitionProviderImpl.getQPropertyDefinition( Name [ ] parentNodeTypeNames , Name name ,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temDefinitionProviderImpl.ItemDefinitionProviderImpl( EffectiveNodeTypeProvider entProvider , RepositoryService service , SessionInfo session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temDefinitionProviderImpl.getQNodeDefinition( Name [ ] parentNodeTypeNames , Name name , Name node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temDefinitionProviderImpl.getQNodeDefinition( EffectiveNodeType ent , EffectiveNodeType entTarget , Name nam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ItemDefinitionProviderImpl.getMatchingPropDef( QPropertyDefinition [ ] defs , int type , boolean multiValued , boolean throwWhenAmbiguou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ItemDefinitionProviderImpl.getRootNodeDefini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temDefinitionProviderImpl.getQPropertyDefinition( EffectiveNodeType ent , Name name , int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temDefinitionProviderImpl.getQNodeDefinition( Name [ ] parentNodeTypeNames , Name nodeName , Name ntName , NodeId node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temDefinitionProviderImpl.getQPropertyDefinition( Name ntName , Name propName , int type , boolean multiValu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temDefinitionProviderImpl.getQPropertyDefinition( EffectiveNodeType ent , Name name , int type , boolean multiValued , boolean throwWhenAmbiguou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